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2E00000030D023AFB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draw:stroke="dash" draw:stroke-dash="Ultrafine_20_Dashed" draw:marker-end="Short_20_line_20_Arrow" draw:marker-end-width="0.3cm" draw:fill="none" draw:textarea-vertical-align="middle"/>
    </style:style>
    <style:style style:name="P1" style:family="paragraph">
      <style:paragraph-properties fo:text-align="center"/>
      <style:text-properties fo:font-family="'Times New Roman'" style:font-style-name="Italic" style:font-family-generic="roman" style:font-pitch="variable" fo:font-size="13pt" style:font-size-asian="13pt" style:font-size-complex="13pt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family="'Times New Roman'" style:font-style-name="Italic" style:font-family-generic="roman" style:font-pitch="variable" fo:font-size="12pt" style:font-size-asian="12pt" style:font-size-complex="12pt"/>
    </style:style>
    <style:style style:name="P5" style:family="paragraph">
      <style:paragraph-properties fo:text-align="start"/>
    </style:style>
    <style:style style:name="P6" style:family="paragraph">
      <style:text-properties fo:font-family="'Times New Roman'" style:font-style-name="Italic" style:font-family-generic="roman" style:font-pitch="variable" fo:font-size="13pt" style:font-size-asian="13pt" style:font-size-complex="13pt"/>
    </style:style>
    <style:style style:name="T1" style:family="text">
      <style:text-properties fo:font-family="'Times New Roman'" style:font-style-name="Italic" style:font-family-generic="roman" style:font-pitch="variable" fo:font-size="13pt" style:font-size-asian="13pt" style:font-size-complex="13pt"/>
    </style:style>
    <style:style style:name="T2" style:family="text">
      <style:text-properties fo:font-family="'Times New Roman'" style:font-style-name="Italic" style:font-family-generic="roman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184cm" svg:height="1.778cm" svg:x="6.334cm" svg:y="9.382cm">
          <text:p text:style-name="P1"><text:span text:style-name="T1">Learner's </text:span></text:p>
          <text:p text:style-name="P1"><text:span text:style-name="T1">profil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xml:id="id2" draw:id="id2" draw:layer="layout" svg:width="2.184cm" svg:height="1.778cm" svg:x="7.347cm" svg:y="5.988cm">
          <text:p text:style-name="P1"><text:span text:style-name="T1">Selected</text:span></text:p>
          <text:p text:style-name="P1"><text:span text:style-name="T1">profile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2" draw:text-style-name="P2" draw:layer="layout" draw:type="line" svg:x1="7.426cm" svg:y1="9.382cm" svg:x2="8.217cm" svg:y2="7.766cm" draw:start-shape="id1" draw:start-glue-point="5" draw:end-shape="id2" draw:end-glue-point="7" svg:d="M7426 9382l791-1616">
          <text:p/>
        </draw:connector>
        <draw:frame draw:style-name="gr3" draw:text-style-name="P2" xml:id="id3" draw:id="id3" draw:layer="layout" svg:width="1.621cm" svg:height="1.692cm" svg:x="8.566cm" svg:y="2.764cm">
          <draw:image xlink:href="Pictures/100002010000002E00000030D023AFB5.png" xlink:type="simple" xlink:show="embed" xlink:actuate="onLoad">
            <text:p/>
          </draw:image>
        </draw:frame>
        <draw:frame draw:style-name="gr4" draw:text-style-name="P4" draw:layer="layout" svg:width="3.741cm" svg:height="0.734cm" svg:x="7.72cm" svg:y="8.393cm">
          <draw:text-box>
            <text:p text:style-name="P3"><text:span text:style-name="T2">Cleaning, selection</text:span></text:p>
          </draw:text-box>
        </draw:frame>
        <draw:connector draw:style-name="gr2" draw:text-style-name="P2" xml:id="id5" draw:id="id5" draw:layer="layout" draw:type="line" svg:x1="8.661cm" svg:y1="5.988cm" svg:x2="9.376cm" svg:y2="4.456cm" draw:start-shape="id2" draw:start-glue-point="4" draw:end-shape="id3" draw:end-glue-point="2" svg:d="M8661 5988l715-1532">
          <text:p/>
        </draw:connector>
        <draw:custom-shape draw:style-name="gr5" draw:text-style-name="P2" xml:id="id4" draw:id="id4" draw:layer="layout" svg:width="-1.016cm" svg:height="-0.762cm" svg:x="12.538cm" svg:y="2.15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2" draw:layer="layout" svg:width="0.127cm" svg:height="0.127cm" svg:x="12.481cm" svg:y="1.3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127cm" svg:height="0.127cm" svg:x="11.443cm" svg:y="1.3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127cm" svg:height="0.127cm" svg:x="11.976cm" svg:y="2.13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2" xml:id="id7" draw:id="id7" draw:layer="layout" draw:type="line" svg:x1="9.376cm" svg:y1="2.764cm" svg:x2="11.776cm" svg:y2="1.77cm" draw:start-shape="id3" draw:start-glue-point="0" draw:end-shape="id4" draw:end-glue-point="9" svg:d="M9376 2764l2400-994">
          <text:p/>
        </draw:connector>
        <draw:frame draw:style-name="gr4" draw:text-style-name="P4" draw:layer="layout" svg:width="1.747cm" svg:height="0.734cm" svg:x="7.212cm" svg:y="4.818cm">
          <draw:text-box>
            <text:p text:style-name="P3"><text:span text:style-name="T2">Mining</text:span></text:p>
          </draw:text-box>
        </draw:frame>
        <draw:frame draw:style-name="gr4" draw:text-style-name="P4" draw:layer="layout" svg:width="1.387cm" svg:height="0.734cm" svg:x="12.319cm" svg:y="1.516cm">
          <draw:text-box>
            <text:p text:style-name="P3"><text:span text:style-name="T2">TLM</text:span></text:p>
          </draw:text-box>
        </draw:frame>
        <draw:frame draw:style-name="gr4" draw:text-style-name="P6" xml:id="id6" draw:id="id6" draw:layer="layout" svg:width="2.394cm" svg:height="1.293cm" svg:x="11.649cm" svg:y="3.856cm">
          <draw:text-box>
            <text:p text:style-name="P5"><text:span text:style-name="T1">Modeling </text:span></text:p>
            <text:p text:style-name="P5"><text:span text:style-name="T1">process</text:span></text:p>
          </draw:text-box>
        </draw:frame>
        <draw:connector draw:style-name="gr7" draw:text-style-name="P2" draw:layer="layout" draw:type="line" svg:x1="9.018cm" svg:y1="5.222cm" svg:x2="11.649cm" svg:y2="4.502cm" draw:start-shape="id5" draw:start-glue-point="0" draw:end-shape="id6" draw:end-glue-point="3" svg:d="M9018 5222l2631-720">
          <text:p/>
        </draw:connector>
        <draw:connector draw:style-name="gr7" draw:text-style-name="P2" draw:layer="layout" draw:type="line" svg:x1="10.576cm" svg:y1="2.267cm" svg:x2="11.649cm" svg:y2="4.502cm" draw:start-shape="id7" draw:start-glue-point="0" draw:end-shape="id6" svg:d="M10576 2267l1073 2235">
          <text:p/>
        </draw:connector>
        <draw:frame draw:style-name="gr4" draw:text-style-name="P4" draw:layer="layout" svg:width="2.335cm" svg:height="0.734cm" svg:x="8.713cm" svg:y="1.518cm">
          <draw:text-box>
            <text:p text:style-name="P3"><text:span text:style-name="T2">Evalu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4-09-17T21:04:34.48</meta:creation-date>
    <dc:date>2014-09-17T21:49:24.56</dc:date>
    <dc:creator>Loc Nguyen</dc:creator>
    <meta:editing-duration>PT44M38S</meta:editing-duration>
    <meta:editing-cycles>24</meta:editing-cycles>
    <meta:generator>OpenOffice/4.1.0$Win32 OpenOffice.org_project/410m18$Build-9764</meta:generator>
    <meta:document-statistic meta:object-count="17"/>
  </office:meta>
</office:document-meta>
</file>